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ピボットテーブルの角">
      <style:table-cell-properties fo:border-bottom="none" fo:border-left="2.01pt solid #000000" fo:border-right="none" fo:border-top="2.01pt solid #000000"/>
    </style:style>
    <style:style style:name="ce8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ピボットテーブルのカテゴリー" style:data-style-name="N0">
      <style:table-cell-properties fo:border-bottom="0.99pt solid #000000" fo:border-left="2.01pt solid #000000" fo:border-right="0.99pt solid #000000" fo:border-top="none"/>
    </style:style>
    <style:style style:name="ce26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none"/>
    </style:style>
    <style:style style:name="ce15" style:family="table-cell" style:parent-style-name="ピボットテーブルのフィールド">
      <style:table-cell-properties fo:border-bottom="0.06pt solid #000000" fo:border-left="none" fo:border-right="none" fo:border-top="0.06pt solid #000000"/>
    </style:style>
    <style:style style:name="ce23" style:family="table-cell" style:parent-style-name="ピボットテーブルのカテゴリー" style:data-style-name="N0">
      <style:table-cell-properties fo:border-bottom="0.06pt solid #000000" fo:border-left="none" fo:border-right="none" fo:border-top="0.06pt solid #000000"/>
    </style:style>
    <style:style style:name="ce40" style:family="table-cell" style:parent-style-name="ピボットテーブルの角">
      <style:table-cell-properties fo:border-bottom="none" fo:border-left="none" fo:border-right="0.99pt solid #000000" fo:border-top="2.01pt solid #000000"/>
    </style:style>
    <style:style style:name="ce41" style:family="table-cell" style:parent-style-name="ピボットテーブルのフィールド">
      <style:table-cell-properties fo:border="0.99pt solid #000000"/>
    </style:style>
    <style:style style:name="ce42" style:family="table-cell" style:parent-style-name="ピボットテーブルのカテゴリー" style:data-style-name="N0">
      <style:table-cell-properties fo:border-bottom="none" fo:border-left="0.99pt solid #000000" fo:border-right="0.99pt solid #000000" fo:border-top="0.99pt solid #000000"/>
    </style:style>
    <style:style style:name="ce43" style:family="table-cell" style:parent-style-name="ピボットテーブルのカテゴリー" style:data-style-name="N0">
      <style:table-cell-properties fo:border-bottom="none" fo:border-left="0.99pt solid #000000" fo:border-right="0.99pt solid #000000" fo:border-top="none"/>
    </style:style>
    <style:style style:name="ce44" style:family="table-cell" style:parent-style-name="ピボットテーブルのカテゴリー" style:data-style-name="N0">
      <style:table-cell-properties fo:border-bottom="0.99pt solid #000000" fo:border-left="0.99pt solid #000000" fo:border-right="0.99pt solid #000000" fo:border-top="none"/>
    </style:style>
    <style:style style:name="ce45" style:family="table-cell" style:parent-style-name="ピボットテーブルのカテゴリー" style:data-style-name="N0">
      <style:table-cell-properties fo:border-bottom="2.01pt solid #000000" fo:border-left="0.99pt solid #000000" fo:border-right="0.99pt solid #000000" fo:border-top="none"/>
    </style:style>
    <style:style style:name="ce46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ピボットテーブルの値">
      <style:table-cell-properties fo:border-bottom="none" fo:border-left="0.99pt solid #000000" fo:border-right="none" fo:border-top="0.99pt solid #000000"/>
    </style:style>
    <style:style style:name="ce49" style:family="table-cell" style:parent-style-name="ピボットテーブルの値">
      <style:table-cell-properties fo:border-bottom="none" fo:border-left="0.99pt solid #000000" fo:border-right="none" fo:border-top="none"/>
    </style:style>
    <style:style style:name="ce50" style:family="table-cell" style:parent-style-name="ピボットテーブルの値">
      <style:table-cell-properties fo:border-bottom="0.99pt solid #000000" fo:border-left="0.99pt solid #000000" fo:border-right="none" fo:border-top="none"/>
    </style:style>
    <style:style style:name="ce51" style:family="table-cell" style:parent-style-name="ピボットテーブルの値">
      <style:table-cell-properties fo:border-bottom="2.01pt solid #000000" fo:border-left="0.99pt solid #000000" fo:border-right="none" fo:border-top="none"/>
    </style:style>
    <style:style style:name="ce62" style:family="table-cell" style:parent-style-name="ピボットテーブルの値">
      <style:table-cell-properties fo:border-bottom="0.06pt solid #000000" fo:border-left="none" fo:border-right="none" fo:border-top="0.06pt solid #000000"/>
    </style:style>
    <style:style style:name="ce53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54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55" style:family="table-cell" style:parent-style-name="ピボットテーブルの値">
      <style:table-cell-properties fo:border-bottom="none" fo:border-left="none" fo:border-right="none" fo:border-top="0.99pt solid #000000"/>
    </style:style>
    <style:style style:name="ce56" style:family="table-cell" style:parent-style-name="ピボットテーブルの値">
      <style:table-cell-properties fo:border-bottom="0.99pt solid #000000" fo:border-left="none" fo:border-right="none" fo:border-top="none"/>
    </style:style>
    <style:style style:name="ce57" style:family="table-cell" style:parent-style-name="ピボットテーブルの値">
      <style:table-cell-properties fo:border-bottom="2.01pt solid #000000" fo:border-left="none" fo:border-right="none" fo:border-top="none"/>
    </style:style>
    <style:style style:name="ce58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ピボットテーブルのカテゴリー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ピボットテーブルの値">
      <style:table-cell-properties fo:border-bottom="none" fo:border-left="none" fo:border-right="2.01pt solid #000000" fo:border-top="0.99pt solid #000000"/>
    </style:style>
    <style:style style:name="ce61" style:family="table-cell" style:parent-style-name="ピボットテーブルの値">
      <style:table-cell-properties fo:border-bottom="none" fo:border-left="none" fo:border-right="2.01pt solid #000000" fo:border-top="none"/>
    </style:style>
    <style:style style:name="ce63" style:family="table-cell" style:parent-style-name="ピボットテーブルの値">
      <style:table-cell-properties fo:border-bottom="0.99pt solid #000000" fo:border-left="none" fo:border-right="2.01pt solid #000000" fo:border-top="none"/>
    </style:style>
    <style:style style:name="ce64" style:family="table-cell" style:parent-style-name="ピボットテーブルの値">
      <style:table-cell-properties fo:border-bottom="2.01pt solid #000000" fo:border-left="none" fo:border-right="2.01pt solid #000000" fo:border-top="none"/>
    </style:style>
    <style:style style:name="ce76" style:family="table-cell" style:parent-style-name="ピボットテーブルのフィールド">
      <style:table-cell-properties fo:border="none"/>
    </style:style>
    <style:style style:name="ce78" style:family="table-cell" style:parent-style-name="Default" style:data-style-name="N61"/>
    <style:style style:name="ce77" style:family="table-cell" style:parent-style-name="ピボットテーブルのカテゴリー" style:data-style-name="N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66391337407404" calcext:value-type="float">
            <text:p>0.266391337407404</text:p>
          </table:table-cell>
          <table:table-cell office:value-type="float" office:value="0.265655141847216" calcext:value-type="float">
            <text:p>0.265655141847216</text:p>
          </table:table-cell>
          <table:table-cell office:value-type="float" office:value="0.267516992056335" calcext:value-type="float">
            <text:p>0.267516992056335</text:p>
          </table:table-cell>
          <table:table-cell office:value-type="float" office:value="0.00106371691198418" calcext:value-type="float">
            <text:p>0.001063716911984</text:p>
          </table:table-cell>
          <table:table-cell office:value-type="float" office:value="0.0000820833924011742" calcext:value-type="float">
            <text:p>8.20833924011742E-05</text:p>
          </table:table-cell>
          <table:table-cell office:value-type="float" office:value="0.00134083572535059" calcext:value-type="float">
            <text:p>0.00134083572535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193128459453286" calcext:value-type="float">
            <text:p>0.193128459453286</text:p>
          </table:table-cell>
          <table:table-cell office:value-type="float" office:value="0.192227800353979" calcext:value-type="float">
            <text:p>0.192227800353979</text:p>
          </table:table-cell>
          <table:table-cell office:value-type="float" office:value="0.194026363292124" calcext:value-type="float">
            <text:p>0.194026363292124</text:p>
          </table:table-cell>
          <table:table-cell office:value-type="float" office:value="0.00121546767836105" calcext:value-type="float">
            <text:p>0.001215467678361</text:p>
          </table:table-cell>
          <table:table-cell office:value-type="float" office:value="0.00076985861245743" calcext:value-type="float">
            <text:p>0.000769858612457</text:p>
          </table:table-cell>
          <table:table-cell office:value-type="float" office:value="0.00156381371773313" calcext:value-type="float">
            <text:p>0.001563813717733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64422422303" calcext:value-type="float">
            <text:p>6.4422422303E-07</text:p>
          </table:table-cell>
          <table:table-cell office:value-type="float" office:value="0.000000618945996753919" calcext:value-type="float">
            <text:p>6.18945996753919E-07</text:p>
          </table:table-cell>
          <table:table-cell office:value-type="float" office:value="0.000000663619894049272" calcext:value-type="float">
            <text:p>6.63619894049272E-07</text:p>
          </table:table-cell>
          <table:table-cell office:value-type="float" office:value="0.0000000612044683163613" calcext:value-type="float">
            <text:p>6.12044683163613E-08</text:p>
          </table:table-cell>
          <table:table-cell office:value-type="float" office:value="0.0000000511402386705035" calcext:value-type="float">
            <text:p>5.11402386705035E-08</text:p>
          </table:table-cell>
          <table:table-cell office:value-type="float" office:value="0.0000000733094318453413" calcext:value-type="float">
            <text:p>7.33094318453413E-0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120333622408105" calcext:value-type="float">
            <text:p>0.012033362240811</text:p>
          </table:table-cell>
          <table:table-cell office:value-type="float" office:value="0.0115036717191617" calcext:value-type="float">
            <text:p>0.011503671719162</text:p>
          </table:table-cell>
          <table:table-cell office:value-type="float" office:value="0.012373779410149" calcext:value-type="float">
            <text:p>0.012373779410149</text:p>
          </table:table-cell>
          <table:table-cell office:value-type="float" office:value="0.00100305150558046" calcext:value-type="float">
            <text:p>0.00100305150558</text:p>
          </table:table-cell>
          <table:table-cell office:value-type="float" office:value="0.000593864586082545" calcext:value-type="float">
            <text:p>0.000593864586083</text:p>
          </table:table-cell>
          <table:table-cell office:value-type="float" office:value="0.00146785838183608" calcext:value-type="float">
            <text:p>0.001467858381836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287342118417336" calcext:value-type="float">
            <text:p>2.87342118417336E-06</text:p>
          </table:table-cell>
          <table:table-cell office:value-type="float" office:value="0.00000278658178372825" calcext:value-type="float">
            <text:p>2.78658178372825E-06</text:p>
          </table:table-cell>
          <table:table-cell office:value-type="float" office:value="0.00000295226200670534" calcext:value-type="float">
            <text:p>2.95226200670534E-06</text:p>
          </table:table-cell>
          <table:table-cell office:value-type="float" office:value="0.00000022467740421336" calcext:value-type="float">
            <text:p>2.2467740421336E-07</text:p>
          </table:table-cell>
          <table:table-cell office:value-type="float" office:value="0.000000183015250959393" calcext:value-type="float">
            <text:p>1.83015250959393E-07</text:p>
          </table:table-cell>
          <table:table-cell office:value-type="float" office:value="0.000000268812297607853" calcext:value-type="float">
            <text:p>2.68812297607853E-0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87338111288245" calcext:value-type="float">
            <text:p>0.000187338111288</text:p>
          </table:table-cell>
          <table:table-cell office:value-type="float" office:value="0.000180361684369703" calcext:value-type="float">
            <text:p>0.00018036168437</text:p>
          </table:table-cell>
          <table:table-cell office:value-type="float" office:value="0.000194298117171028" calcext:value-type="float">
            <text:p>0.000194298117171</text:p>
          </table:table-cell>
          <table:table-cell office:value-type="float" office:value="0.0000200283227223504" calcext:value-type="float">
            <text:p>2.00283227223504E-05</text:p>
          </table:table-cell>
          <table:table-cell office:value-type="float" office:value="0.0000171411295073653" calcext:value-type="float">
            <text:p>1.71411295073653E-05</text:p>
          </table:table-cell>
          <table:table-cell office:value-type="float" office:value="0.0000248100584076007" calcext:value-type="float">
            <text:p>2.48100584076007E-0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minify</text:p>
          </table:table-cell>
          <table:table-cell office:value-type="float" office:value="0.763051218240423" calcext:value-type="float">
            <text:p>0.763051218240423</text:p>
          </table:table-cell>
          <table:table-cell office:value-type="float" office:value="0.729360318482421" calcext:value-type="float">
            <text:p>0.729360318482421</text:p>
          </table:table-cell>
          <table:table-cell office:value-type="float" office:value="0.781552884161116" calcext:value-type="float">
            <text:p>0.781552884161116</text:p>
          </table:table-cell>
          <table:table-cell office:value-type="float" office:value="0.0295972128598051" calcext:value-type="float">
            <text:p>0.029597212859805</text:p>
          </table:table-cell>
          <table:table-cell office:value-type="float" office:value="1.35308431126191E-016" calcext:value-type="float">
            <text:p>1.35308431126191E-16</text:p>
          </table:table-cell>
          <table:table-cell office:value-type="float" office:value="0.0320458253993054" calcext:value-type="float">
            <text:p>0.03204582539930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topSort</text:p>
          </table:table-cell>
          <table:table-cell office:value-type="float" office:value="0.203128124956754" calcext:value-type="float">
            <text:p>0.203128124956754</text:p>
          </table:table-cell>
          <table:table-cell office:value-type="float" office:value="0.19275915255953" calcext:value-type="float">
            <text:p>0.19275915255953</text:p>
          </table:table-cell>
          <table:table-cell office:value-type="float" office:value="0.212117252908364" calcext:value-type="float">
            <text:p>0.212117252908364</text:p>
          </table:table-cell>
          <table:table-cell office:value-type="float" office:value="0.0129574457807042" calcext:value-type="float">
            <text:p>0.012957445780704</text:p>
          </table:table-cell>
          <table:table-cell office:value-type="float" office:value="0.00999187918165591" calcext:value-type="float">
            <text:p>0.009991879181656</text:p>
          </table:table-cell>
          <table:table-cell office:value-type="float" office:value="0.0146811213525166" calcext:value-type="float">
            <text:p>0.01468112135251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prune</text:p>
          </table:table-cell>
          <table:table-cell office:value-type="float" office:value="0.0701544442499676" calcext:value-type="float">
            <text:p>0.070154444249968</text:p>
          </table:table-cell>
          <table:table-cell office:value-type="float" office:value="0.067888150249321" calcext:value-type="float">
            <text:p>0.067888150249321</text:p>
          </table:table-cell>
          <table:table-cell office:value-type="float" office:value="0.0722712147667035" calcext:value-type="float">
            <text:p>0.072271214766704</text:p>
          </table:table-cell>
          <table:table-cell office:value-type="float" office:value="0.00369382689516064" calcext:value-type="float">
            <text:p>0.003693826895161</text:p>
          </table:table-cell>
          <table:table-cell office:value-type="float" office:value="0.00239424473509453" calcext:value-type="float">
            <text:p>0.002394244735095</text:p>
          </table:table-cell>
          <table:table-cell office:value-type="float" office:value="0.00528343945407139" calcext:value-type="float">
            <text:p>0.00528343945407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117060238744198" calcext:value-type="float">
            <text:p>0.117060238744198</text:p>
          </table:table-cell>
          <table:table-cell office:value-type="float" office:value="0.11456732555141" calcext:value-type="float">
            <text:p>0.11456732555141</text:p>
          </table:table-cell>
          <table:table-cell office:value-type="float" office:value="0.120587230507374" calcext:value-type="float">
            <text:p>0.120587230507374</text:p>
          </table:table-cell>
          <table:table-cell office:value-type="float" office:value="0.00445005098304925" calcext:value-type="float">
            <text:p>0.004450050983049</text:p>
          </table:table-cell>
          <table:table-cell office:value-type="float" office:value="0.00179413944783509" calcext:value-type="float">
            <text:p>0.001794139447835</text:p>
          </table:table-cell>
          <table:table-cell office:value-type="float" office:value="0.00714104052955109" calcext:value-type="float">
            <text:p>0.00714104052955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956941428483834" calcext:value-type="float">
            <text:p>0.095694142848384</text:p>
          </table:table-cell>
          <table:table-cell office:value-type="float" office:value="0.0939490000888581" calcext:value-type="float">
            <text:p>0.093949000088858</text:p>
          </table:table-cell>
          <table:table-cell office:value-type="float" office:value="0.097330283466633" calcext:value-type="float">
            <text:p>0.097330283466633</text:p>
          </table:table-cell>
          <table:table-cell office:value-type="float" office:value="0.00264543898227771" calcext:value-type="float">
            <text:p>0.002645438982278</text:p>
          </table:table-cell>
          <table:table-cell office:value-type="float" office:value="0.00193260036356752" calcext:value-type="float">
            <text:p>0.001932600363568</text:p>
          </table:table-cell>
          <table:table-cell office:value-type="float" office:value="0.00371505849758862" calcext:value-type="float">
            <text:p>0.003715058497589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10616936785581" calcext:value-type="float">
            <text:p>0.10616936785581</text:p>
          </table:table-cell>
          <table:table-cell office:value-type="float" office:value="0.104640836866088" calcext:value-type="float">
            <text:p>0.104640836866088</text:p>
          </table:table-cell>
          <table:table-cell office:value-type="float" office:value="0.108278057360759" calcext:value-type="float">
            <text:p>0.108278057360759</text:p>
          </table:table-cell>
          <table:table-cell office:value-type="float" office:value="0.0029025092418163" calcext:value-type="float">
            <text:p>0.002902509241816</text:p>
          </table:table-cell>
          <table:table-cell office:value-type="float" office:value="0.00150462298645231" calcext:value-type="float">
            <text:p>0.001504622986452</text:p>
          </table:table-cell>
          <table:table-cell office:value-type="float" office:value="0.00412624328342286" calcext:value-type="float">
            <text:p>0.004126243283423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254276184848714" calcext:value-type="float">
            <text:p>0.025427618484871</text:p>
          </table:table-cell>
          <table:table-cell office:value-type="float" office:value="0.0241700806180558" calcext:value-type="float">
            <text:p>0.024170080618056</text:p>
          </table:table-cell>
          <table:table-cell office:value-type="float" office:value="0.0264347897699908" calcext:value-type="float">
            <text:p>0.026434789769991</text:p>
          </table:table-cell>
          <table:table-cell office:value-type="float" office:value="0.00270701030773511" calcext:value-type="float">
            <text:p>0.002707010307735</text:p>
          </table:table-cell>
          <table:table-cell office:value-type="float" office:value="0.00202985518550895" calcext:value-type="float">
            <text:p>0.002029855185509</text:p>
          </table:table-cell>
          <table:table-cell office:value-type="float" office:value="0.00370311115522442" calcext:value-type="float">
            <text:p>0.003703111155224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340148433652186" calcext:value-type="float">
            <text:p>0.034014843365219</text:p>
          </table:table-cell>
          <table:table-cell office:value-type="float" office:value="0.0319449341075209" calcext:value-type="float">
            <text:p>0.031944934107521</text:p>
          </table:table-cell>
          <table:table-cell office:value-type="float" office:value="0.0346913435962229" calcext:value-type="float">
            <text:p>0.034691343596223</text:p>
          </table:table-cell>
          <table:table-cell office:value-type="float" office:value="0.0020023142605262" calcext:value-type="float">
            <text:p>0.002002314260526</text:p>
          </table:table-cell>
          <table:table-cell office:value-type="float" office:value="0.00110262728713755" calcext:value-type="float">
            <text:p>0.001102627287138</text:p>
          </table:table-cell>
          <table:table-cell office:value-type="float" office:value="0.00345708895712074" calcext:value-type="float">
            <text:p>0.00345708895712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622159484323966" calcext:value-type="float">
            <text:p>0.622159484323966</text:p>
          </table:table-cell>
          <table:table-cell office:value-type="float" office:value="0.615353828981668" calcext:value-type="float">
            <text:p>0.615353828981668</text:p>
          </table:table-cell>
          <table:table-cell office:value-type="float" office:value="0.626161426995578" calcext:value-type="float">
            <text:p>0.626161426995578</text:p>
          </table:table-cell>
          <table:table-cell office:value-type="float" office:value="0.00616183069652407" calcext:value-type="float">
            <text:p>0.006161830696524</text:p>
          </table:table-cell>
          <table:table-cell office:value-type="float" office:value="0" calcext:value-type="float">
            <text:p>0</text:p>
          </table:table-cell>
          <table:table-cell office:value-type="float" office:value="0.00693156803620964" calcext:value-type="float">
            <text:p>0.00693156803621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61220421572313" calcext:value-type="float">
            <text:p>0.261220421572313</text:p>
          </table:table-cell>
          <table:table-cell office:value-type="float" office:value="0.255678437549795" calcext:value-type="float">
            <text:p>0.255678437549795</text:p>
          </table:table-cell>
          <table:table-cell office:value-type="float" office:value="0.26549720202933" calcext:value-type="float">
            <text:p>0.26549720202933</text:p>
          </table:table-cell>
          <table:table-cell office:value-type="float" office:value="0.00556507769952991" calcext:value-type="float">
            <text:p>0.00556507769953</text:p>
          </table:table-cell>
          <table:table-cell office:value-type="float" office:value="0.0021511151523628" calcext:value-type="float">
            <text:p>0.002151115152363</text:p>
          </table:table-cell>
          <table:table-cell office:value-type="float" office:value="0.00747488951067144" calcext:value-type="float">
            <text:p>0.007474889510671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709773164723907" calcext:value-type="float">
            <text:p>0.070977316472391</text:p>
          </table:table-cell>
          <table:table-cell office:value-type="float" office:value="0.0690233485252116" calcext:value-type="float">
            <text:p>0.069023348525212</text:p>
          </table:table-cell>
          <table:table-cell office:value-type="float" office:value="0.0725816251812037" calcext:value-type="float">
            <text:p>0.072581625181204</text:p>
          </table:table-cell>
          <table:table-cell office:value-type="float" office:value="0.00297013032881219" calcext:value-type="float">
            <text:p>0.002970130328812</text:p>
          </table:table-cell>
          <table:table-cell office:value-type="float" office:value="0.00205369313127236" calcext:value-type="float">
            <text:p>0.002053693131272</text:p>
          </table:table-cell>
          <table:table-cell office:value-type="float" office:value="0.00442879265662307" calcext:value-type="float">
            <text:p>0.004428792656623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851348258933072" calcext:value-type="float">
            <text:p>8.51348258933072E-09</text:p>
          </table:table-cell>
          <table:table-cell office:value-type="float" office:value="0.00000000808140956601129" calcext:value-type="float">
            <text:p>8.08140956601129E-09</text:p>
          </table:table-cell>
          <table:table-cell office:value-type="float" office:value="0.00000000953259122715329" calcext:value-type="float">
            <text:p>9.53259122715329E-09</text:p>
          </table:table-cell>
          <table:table-cell office:value-type="float" office:value="0.00000000136305335673369" calcext:value-type="float">
            <text:p>1.36305335673369E-09</text:p>
          </table:table-cell>
          <table:table-cell office:value-type="float" office:value="0.000000000687981155915352" calcext:value-type="float">
            <text:p>6.87981155915352E-10</text:p>
          </table:table-cell>
          <table:table-cell office:value-type="float" office:value="0.00000000235349777192709" calcext:value-type="float">
            <text:p>2.35349777192709E-0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104426254004328" calcext:value-type="float">
            <text:p>0.010442625400433</text:p>
          </table:table-cell>
          <table:table-cell office:value-type="float" office:value="0.0101247462022774" calcext:value-type="float">
            <text:p>0.010124746202277</text:p>
          </table:table-cell>
          <table:table-cell office:value-type="float" office:value="0.0108063208258038" calcext:value-type="float">
            <text:p>0.010806320825804</text:p>
          </table:table-cell>
          <table:table-cell office:value-type="float" office:value="0.000894911118945527" calcext:value-type="float">
            <text:p>0.000894911118946</text:p>
          </table:table-cell>
          <table:table-cell office:value-type="float" office:value="0.00065076612298654" calcext:value-type="float">
            <text:p>0.000650766122987</text:p>
          </table:table-cell>
          <table:table-cell office:value-type="float" office:value="0.00110835163494217" calcext:value-type="float">
            <text:p>0.00110835163494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264860289599856" calcext:value-type="float">
            <text:p>2.64860289599856E-06</text:p>
          </table:table-cell>
          <table:table-cell office:value-type="float" office:value="0.00000239208203701891" calcext:value-type="float">
            <text:p>2.39208203701891E-06</text:p>
          </table:table-cell>
          <table:table-cell office:value-type="float" office:value="0.00000304862384399281" calcext:value-type="float">
            <text:p>3.04862384399281E-06</text:p>
          </table:table-cell>
          <table:table-cell office:value-type="float" office:value="0.000000814150211201239" calcext:value-type="float">
            <text:p>8.14150211201239E-07</text:p>
          </table:table-cell>
          <table:table-cell office:value-type="float" office:value="0.000000687965446635" calcext:value-type="float">
            <text:p>6.87965446635E-07</text:p>
          </table:table-cell>
          <table:table-cell office:value-type="float" office:value="0.00000102434977961056" calcext:value-type="float">
            <text:p>1.02434977961056E-0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55061591325746" calcext:value-type="float">
            <text:p>0.000155061591326</text:p>
          </table:table-cell>
          <table:table-cell office:value-type="float" office:value="0.000149541400315717" calcext:value-type="float">
            <text:p>0.000149541400316</text:p>
          </table:table-cell>
          <table:table-cell office:value-type="float" office:value="0.000159556677448736" calcext:value-type="float">
            <text:p>0.000159556677449</text:p>
          </table:table-cell>
          <table:table-cell office:value-type="float" office:value="0.0000144825605279959" calcext:value-type="float">
            <text:p>1.44825605279959E-05</text:p>
          </table:table-cell>
          <table:table-cell office:value-type="float" office:value="0.0000121718610875893" calcext:value-type="float">
            <text:p>1.21718610875893E-05</text:p>
          </table:table-cell>
          <table:table-cell office:value-type="float" office:value="0.0000178399358648618" calcext:value-type="float">
            <text:p>1.78399358648618E-05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50208309911993" calcext:value-type="float">
            <text:p>0.035020830991199</text:p>
          </table:table-cell>
          <table:table-cell office:value-type="float" office:value="0.0320916116583173" calcext:value-type="float">
            <text:p>0.032091611658317</text:p>
          </table:table-cell>
          <table:table-cell office:value-type="float" office:value="0.0359909059325242" calcext:value-type="float">
            <text:p>0.035990905932524</text:p>
          </table:table-cell>
          <table:table-cell office:value-type="float" office:value="0.00304284208787991" calcext:value-type="float">
            <text:p>0.00304284208788</text:p>
          </table:table-cell>
          <table:table-cell office:value-type="float" office:value="0.00121604381892167" calcext:value-type="float">
            <text:p>0.001216043818922</text:p>
          </table:table-cell>
          <table:table-cell office:value-type="float" office:value="0.00521908324191347" calcext:value-type="float">
            <text:p>0.005219083241913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519591967748439" calcext:value-type="float">
            <text:p>0.051959196774844</text:p>
          </table:table-cell>
          <table:table-cell office:value-type="float" office:value="0.0491487645656015" calcext:value-type="float">
            <text:p>0.049148764565602</text:p>
          </table:table-cell>
          <table:table-cell office:value-type="float" office:value="0.0536147046376311" calcext:value-type="float">
            <text:p>0.053614704637631</text:p>
          </table:table-cell>
          <table:table-cell office:value-type="float" office:value="0.00391205835314122" calcext:value-type="float">
            <text:p>0.003912058353141</text:p>
          </table:table-cell>
          <table:table-cell office:value-type="float" office:value="0.00196711949822475" calcext:value-type="float">
            <text:p>0.001967119498225</text:p>
          </table:table-cell>
          <table:table-cell office:value-type="float" office:value="0.00616781761535677" calcext:value-type="float">
            <text:p>0.006167817615357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167647528584745" calcext:value-type="float">
            <text:p>0.016764752858475</text:p>
          </table:table-cell>
          <table:table-cell office:value-type="float" office:value="0.0159729423187185" calcext:value-type="float">
            <text:p>0.015972942318719</text:p>
          </table:table-cell>
          <table:table-cell office:value-type="float" office:value="0.0172567004557447" calcext:value-type="float">
            <text:p>0.017256700455745</text:p>
          </table:table-cell>
          <table:table-cell office:value-type="float" office:value="0.00132166294649642" calcext:value-type="float">
            <text:p>0.001321662946496</text:p>
          </table:table-cell>
          <table:table-cell office:value-type="float" office:value="0.000804614625905069" calcext:value-type="float">
            <text:p>0.000804614625905</text:p>
          </table:table-cell>
          <table:table-cell office:value-type="float" office:value="0.00200888113361222" calcext:value-type="float">
            <text:p>0.00200888113361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722114648985436" calcext:value-type="float">
            <text:p>0.072211464898544</text:p>
          </table:table-cell>
          <table:table-cell office:value-type="float" office:value="0.0706099047574232" calcext:value-type="float">
            <text:p>0.070609904757423</text:p>
          </table:table-cell>
          <table:table-cell office:value-type="float" office:value="0.0733554474141934" calcext:value-type="float">
            <text:p>0.073355447414193</text:p>
          </table:table-cell>
          <table:table-cell office:value-type="float" office:value="0.00228199548601047" calcext:value-type="float">
            <text:p>0.00228199548601</text:p>
          </table:table-cell>
          <table:table-cell office:value-type="float" office:value="0.00149830287898473" calcext:value-type="float">
            <text:p>0.001498302878985</text:p>
          </table:table-cell>
          <table:table-cell office:value-type="float" office:value="0.00327907672700825" calcext:value-type="float">
            <text:p>0.00327907672700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276197555284604" calcext:value-type="float">
            <text:p>0.02761975552846</text:p>
          </table:table-cell>
          <table:table-cell office:value-type="float" office:value="0.0255816220033541" calcext:value-type="float">
            <text:p>0.025581622003354</text:p>
          </table:table-cell>
          <table:table-cell office:value-type="float" office:value="0.0286749273814589" calcext:value-type="float">
            <text:p>0.028674927381459</text:p>
          </table:table-cell>
          <table:table-cell office:value-type="float" office:value="0.00293166419451374" calcext:value-type="float">
            <text:p>0.002931664194514</text:p>
          </table:table-cell>
          <table:table-cell office:value-type="float" office:value="0.00106921761836872" calcext:value-type="float">
            <text:p>0.001069217618369</text:p>
          </table:table-cell>
          <table:table-cell office:value-type="float" office:value="0.00466407722658412" calcext:value-type="float">
            <text:p>0.00466407722658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728556223189004" calcext:value-type="float">
            <text:p>0.728556223189004</text:p>
          </table:table-cell>
          <table:table-cell office:value-type="float" office:value="0.726759092242823" calcext:value-type="float">
            <text:p>0.726759092242823</text:p>
          </table:table-cell>
          <table:table-cell office:value-type="float" office:value="0.72960871710758" calcext:value-type="float">
            <text:p>0.72960871710758</text:p>
          </table:table-cell>
          <table:table-cell office:value-type="float" office:value="0.00162342398197691" calcext:value-type="float">
            <text:p>0.001623423981977</text:p>
          </table:table-cell>
          <table:table-cell office:value-type="float" office:value="0" calcext:value-type="float">
            <text:p>0</text:p>
          </table:table-cell>
          <table:table-cell office:value-type="float" office:value="0.00182297294163131" calcext:value-type="float">
            <text:p>0.00182297294163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96910290703551" calcext:value-type="float">
            <text:p>0.296910290703551</text:p>
          </table:table-cell>
          <table:table-cell office:value-type="float" office:value="0.290249747106836" calcext:value-type="float">
            <text:p>0.290249747106836</text:p>
          </table:table-cell>
          <table:table-cell office:value-type="float" office:value="0.30128458494563" calcext:value-type="float">
            <text:p>0.30128458494563</text:p>
          </table:table-cell>
          <table:table-cell office:value-type="float" office:value="0.00664856983954522" calcext:value-type="float">
            <text:p>0.006648569839545</text:p>
          </table:table-cell>
          <table:table-cell office:value-type="float" office:value="0.00338910937824127" calcext:value-type="float">
            <text:p>0.003389109378241</text:p>
          </table:table-cell>
          <table:table-cell office:value-type="float" office:value="0.00849462212892251" calcext:value-type="float">
            <text:p>0.00849462212892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222442786759511" calcext:value-type="float">
            <text:p>0.022244278675951</text:p>
          </table:table-cell>
          <table:table-cell office:value-type="float" office:value="0.0209770311654364" calcext:value-type="float">
            <text:p>0.020977031165436</text:p>
          </table:table-cell>
          <table:table-cell office:value-type="float" office:value="0.0230263826404259" calcext:value-type="float">
            <text:p>0.023026382640426</text:p>
          </table:table-cell>
          <table:table-cell office:value-type="float" office:value="0.00200856343188853" calcext:value-type="float">
            <text:p>0.002008563431889</text:p>
          </table:table-cell>
          <table:table-cell office:value-type="float" office:value="0.00135265880148102" calcext:value-type="float">
            <text:p>0.001352658801481</text:p>
          </table:table-cell>
          <table:table-cell office:value-type="float" office:value="0.00279681077504889" calcext:value-type="float">
            <text:p>0.00279681077504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641786111969391" calcext:value-type="float">
            <text:p>6.41786111969391E-09</text:p>
          </table:table-cell>
          <table:table-cell office:value-type="float" office:value="0.00000000619778008683824" calcext:value-type="float">
            <text:p>6.19778008683824E-09</text:p>
          </table:table-cell>
          <table:table-cell office:value-type="float" office:value="0.00000000663903840930306" calcext:value-type="float">
            <text:p>6.63903840930306E-09</text:p>
          </table:table-cell>
          <table:table-cell office:value-type="float" office:value="0.000000000411849890901038" calcext:value-type="float">
            <text:p>4.11849890901038E-10</text:p>
          </table:table-cell>
          <table:table-cell office:value-type="float" office:value="0.000000000338323612762281" calcext:value-type="float">
            <text:p>3.38323612762281E-10</text:p>
          </table:table-cell>
          <table:table-cell office:value-type="float" office:value="0.000000000499208916750196" calcext:value-type="float">
            <text:p>4.99208916750196E-1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0000000828666260036973" calcext:value-type="float">
            <text:p>8.28666260036973E-09</text:p>
          </table:table-cell>
          <table:table-cell office:value-type="float" office:value="0.00000000710352964361821" calcext:value-type="float">
            <text:p>7.10352964361821E-09</text:p>
          </table:table-cell>
          <table:table-cell office:value-type="float" office:value="0.0000000100325185962978" calcext:value-type="float">
            <text:p>1.00325185962978E-08</text:p>
          </table:table-cell>
          <table:table-cell office:value-type="float" office:value="0.00000000276197008385545" calcext:value-type="float">
            <text:p>2.76197008385545E-09</text:p>
          </table:table-cell>
          <table:table-cell office:value-type="float" office:value="0.00000000167709140927035" calcext:value-type="float">
            <text:p>1.67709140927035E-09</text:p>
          </table:table-cell>
          <table:table-cell office:value-type="float" office:value="0.00000000336248702787968" calcext:value-type="float">
            <text:p>3.36248702787968E-0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0429416382151115" calcext:value-type="float">
            <text:p>4.29416382151115E-07</text:p>
          </table:table-cell>
          <table:table-cell office:value-type="float" office:value="0.000000391955267989622" calcext:value-type="float">
            <text:p>3.91955267989622E-07</text:p>
          </table:table-cell>
          <table:table-cell office:value-type="float" office:value="0.000000531074154156803" calcext:value-type="float">
            <text:p>5.31074154156803E-07</text:p>
          </table:table-cell>
          <table:table-cell office:value-type="float" office:value="0.000000126376243051477" calcext:value-type="float">
            <text:p>1.26376243051477E-07</text:p>
          </table:table-cell>
          <table:table-cell office:value-type="float" office:value="0.0000000669323206014757" calcext:value-type="float">
            <text:p>6.69323206014757E-08</text:p>
          </table:table-cell>
          <table:table-cell office:value-type="float" office:value="0.000000208816363643515" calcext:value-type="float">
            <text:p>2.08816363643515E-0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354334942514604" calcext:value-type="float">
            <text:p>0.000354334942515</text:p>
          </table:table-cell>
          <table:table-cell office:value-type="float" office:value="0.00033982046304353" calcext:value-type="float">
            <text:p>0.000339820463044</text:p>
          </table:table-cell>
          <table:table-cell office:value-type="float" office:value="0.000364762814559639" calcext:value-type="float">
            <text:p>0.00036476281456</text:p>
          </table:table-cell>
          <table:table-cell office:value-type="float" office:value="0.0000344245245741396" calcext:value-type="float">
            <text:p>3.44245245741396E-05</text:p>
          </table:table-cell>
          <table:table-cell office:value-type="float" office:value="0.0000287790521400947" calcext:value-type="float">
            <text:p>2.87790521400947E-05</text:p>
          </table:table-cell>
          <table:table-cell office:value-type="float" office:value="0.0000414060265504632" calcext:value-type="float">
            <text:p>4.14060265504632E-05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01256107136826" calcext:value-type="float">
            <text:p>0.030125610713683</text:p>
          </table:table-cell>
          <table:table-cell office:value-type="float" office:value="0.0288660275268665" calcext:value-type="float">
            <text:p>0.028866027526867</text:p>
          </table:table-cell>
          <table:table-cell office:value-type="float" office:value="0.0308960513965583" calcext:value-type="float">
            <text:p>0.030896051396558</text:p>
          </table:table-cell>
          <table:table-cell office:value-type="float" office:value="0.00212602684847685" calcext:value-type="float">
            <text:p>0.002126026848477</text:p>
          </table:table-cell>
          <table:table-cell office:value-type="float" office:value="0.00113665394642719" calcext:value-type="float">
            <text:p>0.001136653946427</text:p>
          </table:table-cell>
          <table:table-cell office:value-type="float" office:value="0.00326805496150737" calcext:value-type="float">
            <text:p>0.00326805496150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269184617111817" calcext:value-type="float">
            <text:p>0.026918461711182</text:p>
          </table:table-cell>
          <table:table-cell office:value-type="float" office:value="0.0256221228623394" calcext:value-type="float">
            <text:p>0.02562212286234</text:p>
          </table:table-cell>
          <table:table-cell office:value-type="float" office:value="0.0276545718582549" calcext:value-type="float">
            <text:p>0.027654571858255</text:p>
          </table:table-cell>
          <table:table-cell office:value-type="float" office:value="0.00217287988502668" calcext:value-type="float">
            <text:p>0.002172879885027</text:p>
          </table:table-cell>
          <table:table-cell office:value-type="float" office:value="0.00123854467166811" calcext:value-type="float">
            <text:p>0.001238544671668</text:p>
          </table:table-cell>
          <table:table-cell office:value-type="float" office:value="0.00333712072912323" calcext:value-type="float">
            <text:p>0.00333712072912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219801220002039" calcext:value-type="float">
            <text:p>0.021980122000204</text:p>
          </table:table-cell>
          <table:table-cell office:value-type="float" office:value="0.020613964296576" calcext:value-type="float">
            <text:p>0.020613964296576</text:p>
          </table:table-cell>
          <table:table-cell office:value-type="float" office:value="0.0226967388047473" calcext:value-type="float">
            <text:p>0.022696738804747</text:p>
          </table:table-cell>
          <table:table-cell office:value-type="float" office:value="0.00202868902146696" calcext:value-type="float">
            <text:p>0.002028689021467</text:p>
          </table:table-cell>
          <table:table-cell office:value-type="float" office:value="0.000774557454634491" calcext:value-type="float">
            <text:p>0.000774557454634</text:p>
          </table:table-cell>
          <table:table-cell office:value-type="float" office:value="0.00321123171174069" calcext:value-type="float">
            <text:p>0.00321123171174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340352663546773" calcext:value-type="float">
            <text:p>0.340352663546773</text:p>
          </table:table-cell>
          <table:table-cell office:value-type="float" office:value="0.339464551663592" calcext:value-type="float">
            <text:p>0.339464551663592</text:p>
          </table:table-cell>
          <table:table-cell office:value-type="float" office:value="0.341120184822302" calcext:value-type="float">
            <text:p>0.341120184822302</text:p>
          </table:table-cell>
          <table:table-cell office:value-type="float" office:value="0.00123823480734641" calcext:value-type="float">
            <text:p>0.001238234807346</text:p>
          </table:table-cell>
          <table:table-cell office:value-type="float" office:value="0" calcext:value-type="float">
            <text:p>0</text:p>
          </table:table-cell>
          <table:table-cell office:value-type="float" office:value="0.00132938584510617" calcext:value-type="float">
            <text:p>0.001329385845106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621949249325946" calcext:value-type="float">
            <text:p>0.621949249325946</text:p>
          </table:table-cell>
          <table:table-cell office:value-type="float" office:value="0.616351379490724" calcext:value-type="float">
            <text:p>0.616351379490724</text:p>
          </table:table-cell>
          <table:table-cell office:value-type="float" office:value="0.626106901659532" calcext:value-type="float">
            <text:p>0.626106901659532</text:p>
          </table:table-cell>
          <table:table-cell office:value-type="float" office:value="0.00633380826733385" calcext:value-type="float">
            <text:p>0.006333808267334</text:p>
          </table:table-cell>
          <table:table-cell office:value-type="float" office:value="0" calcext:value-type="float">
            <text:p>0</text:p>
          </table:table-cell>
          <table:table-cell office:value-type="float" office:value="0.00720126508197942" calcext:value-type="float">
            <text:p>0.00720126508197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1.06891356007649" calcext:value-type="float">
            <text:p>1.06891356007649</text:p>
          </table:table-cell>
          <table:table-cell office:value-type="float" office:value="1.05865557049567" calcext:value-type="float">
            <text:p>1.05865557049567</text:p>
          </table:table-cell>
          <table:table-cell office:value-type="float" office:value="1.07368146849261" calcext:value-type="float">
            <text:p>1.07368146849261</text:p>
          </table:table-cell>
          <table:table-cell office:value-type="float" office:value="0.00894948115855876" calcext:value-type="float">
            <text:p>0.008949481158559</text:p>
          </table:table-cell>
          <table:table-cell office:value-type="float" office:value="0" calcext:value-type="float">
            <text:p>0</text:p>
          </table:table-cell>
          <table:table-cell office:value-type="float" office:value="0.0095090995149332" calcext:value-type="float">
            <text:p>0.009509099514933</text:p>
          </table:table-cell>
        </table:table-row>
      </table:table>
      <table:table table:name="ピボットテーブル_bench_2" table:style-name="ta1">
        <table:shapes>
          <draw:frame draw:z-index="0" draw:style-name="gr1" draw:text-style-name="P1" svg:width="187.51mm" svg:height="106.78mm" svg:x="191.07mm" svg:y="13.28mm">
            <draw:object draw:notify-on-update-of-ranges="ピボットテーブル_bench_2.B18:ピボットテーブル_bench_2.B29 ピボットテーブル_bench_2.C17:ピボットテーブル_bench_2.C17 ピボットテーブル_bench_2.C18:ピボットテーブル_bench_2.C29 ピボットテーブル_bench_2.D17:ピボットテーブル_bench_2.D17 ピボットテーブル_bench_2.D18:ピボットテーブル_bench_2.D29 ピボットテーブル_bench_2.E17:ピボットテーブル_bench_2.E17 ピボットテーブル_bench_2.E18:ピボットテーブル_bench_2.E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23"/>
        <table:table-column table:style-name="co5" table:number-columns-repeated="3" table:default-cell-style-name="ce62"/>
        <table:table-column table:style-name="co5" table:number-columns-repeated="5" table:default-cell-style-name="Default"/>
        <table:table-row table:style-name="ro1">
          <table:table-cell table:style-name="ce7" office:value-type="string" calcext:value-type="string">
            <text:p>合計 - Time</text:p>
          </table:table-cell>
          <table:table-cell table:style-name="ce40"/>
          <table:table-cell table:style-name="ce46" office:value-type="string" calcext:value-type="string">
            <text:p>Name</text:p>
          </table:table-cell>
          <table:table-cell table:style-name="ce53"/>
          <table:table-cell table:style-name="ce58"/>
          <table:table-cell table:number-columns-repeated="2"/>
          <table:table-cell table:style-name="ce78"/>
          <table:table-cell table:number-columns-repeated="2"/>
        </table:table-row>
        <table:table-row table:style-name="ro1">
          <table:table-cell table:style-name="ce8" office:value-type="string" calcext:value-type="string">
            <text:p>Category</text:p>
          </table:table-cell>
          <table:table-cell table:style-name="ce41" office:value-type="string" calcext:value-type="string">
            <text:p>Method</text:p>
          </table:table-cell>
          <table:table-cell table:style-name="ce47" office:value-type="string" calcext:value-type="string">
            <text:p>ADFA</text:p>
          </table:table-cell>
          <table:table-cell table:style-name="ce54" office:value-type="string" calcext:value-type="string">
            <text:p>Set</text:p>
          </table:table-cell>
          <table:table-cell table:style-name="ce59" office:value-type="string" calcext:value-type="string">
            <text:p>Tri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ombine</text:p>
          </table:table-cell>
          <table:table-cell table:style-name="ce42" office:value-type="string" calcext:value-type="string">
            <text:p>append</text:p>
          </table:table-cell>
          <table:table-cell table:style-name="ce48" office:value-type="float" office:value="0.0254276184848714" calcext:value-type="float">
            <text:p>0.025427618484871</text:p>
          </table:table-cell>
          <table:table-cell table:style-name="ce55" office:value-type="float" office:value="0.340352663546773" calcext:value-type="float">
            <text:p>0.340352663546773</text:p>
          </table:table-cell>
          <table:table-cell table:style-name="ce60" office:value-type="float" office:value="0.0722114648985436" calcext:value-type="float">
            <text:p>0.072211464898544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difference</text:p>
          </table:table-cell>
          <table:table-cell table:style-name="ce49" office:value-type="float" office:value="0.10616936785581" calcext:value-type="float">
            <text:p>0.10616936785581</text:p>
          </table:table-cell>
          <table:table-cell table:style-name="ピボットテーブルの値" office:value-type="float" office:value="0.0219801220002039" calcext:value-type="float">
            <text:p>0.021980122000204</text:p>
          </table:table-cell>
          <table:table-cell table:style-name="ce61" office:value-type="float" office:value="0.0167647528584745" calcext:value-type="float">
            <text:p>0.016764752858475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intersection</text:p>
          </table:table-cell>
          <table:table-cell table:style-name="ce49" office:value-type="float" office:value="0.0956941428483834" calcext:value-type="float">
            <text:p>0.095694142848384</text:p>
          </table:table-cell>
          <table:table-cell table:style-name="ピボットテーブルの値" office:value-type="float" office:value="0.0269184617111817" calcext:value-type="float">
            <text:p>0.026918461711182</text:p>
          </table:table-cell>
          <table:table-cell table:style-name="ce61" office:value-type="float" office:value="0.0519591967748439" calcext:value-type="float">
            <text:p>0.051959196774844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prefixes</text:p>
          </table:table-cell>
          <table:table-cell table:style-name="ce49" office:value-type="float" office:value="0.0340148433652186" calcext:value-type="float">
            <text:p>0.034014843365219</text:p>
          </table:table-cell>
          <table:table-cell table:style-name="ピボットテーブルの値" office:value-type="float" office:value="0.621949249325946" calcext:value-type="float">
            <text:p>0.621949249325946</text:p>
          </table:table-cell>
          <table:table-cell table:style-name="ce61" office:value-type="float" office:value="0.0276197555284604" calcext:value-type="float">
            <text:p>0.02761975552846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suffixes</text:p>
          </table:table-cell>
          <table:table-cell table:style-name="ce49" office:value-type="float" office:value="0.622159484323966" calcext:value-type="float">
            <text:p>0.622159484323966</text:p>
          </table:table-cell>
          <table:table-cell table:style-name="ピボットテーブルの値" office:value-type="float" office:value="1.06891356007649" calcext:value-type="float">
            <text:p>1.06891356007649</text:p>
          </table:table-cell>
          <table:table-cell table:style-name="ce61" office:value-type="float" office:value="0.728556223189004" calcext:value-type="float">
            <text:p>0.728556223189004</text:p>
          </table:table-cell>
          <table:table-cell table:number-columns-repeated="5"/>
        </table:table-row>
        <table:table-row table:style-name="ro1">
          <table:table-cell table:style-name="ce24"/>
          <table:table-cell table:style-name="ce44" office:value-type="string" calcext:value-type="string">
            <text:p>union</text:p>
          </table:table-cell>
          <table:table-cell table:style-name="ce50" office:value-type="float" office:value="0.117060238744198" calcext:value-type="float">
            <text:p>0.117060238744198</text:p>
          </table:table-cell>
          <table:table-cell table:style-name="ce56" office:value-type="float" office:value="0.0301256107136826" calcext:value-type="float">
            <text:p>0.030125610713683</text:p>
          </table:table-cell>
          <table:table-cell table:style-name="ce63" office:value-type="float" office:value="0.0350208309911993" calcext:value-type="float">
            <text:p>0.035020830991199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onstruction</text:p>
          </table:table-cell>
          <table:table-cell table:style-name="ce42" office:value-type="string" calcext:value-type="string">
            <text:p>fromAscList</text:p>
          </table:table-cell>
          <table:table-cell table:style-name="ce48" office:value-type="float" office:value="0.193128459453286" calcext:value-type="float">
            <text:p>0.193128459453286</text:p>
          </table:table-cell>
          <table:table-cell table:style-name="ce55" office:value-type="float" office:value="0.0222442786759511" calcext:value-type="float">
            <text:p>0.022244278675951</text:p>
          </table:table-cell>
          <table:table-cell table:style-name="ce60" office:value-type="float" office:value="0.0709773164723907" calcext:value-type="float">
            <text:p>0.070977316472391</text:p>
          </table:table-cell>
          <table:table-cell table:number-columns-repeated="5"/>
        </table:table-row>
        <table:table-row table:style-name="ro1">
          <table:table-cell table:style-name="ce24"/>
          <table:table-cell table:style-name="ce44" office:value-type="string" calcext:value-type="string">
            <text:p>fromList</text:p>
          </table:table-cell>
          <table:table-cell table:style-name="ce50" office:value-type="float" office:value="0.266391337407404" calcext:value-type="float">
            <text:p>0.266391337407404</text:p>
          </table:table-cell>
          <table:table-cell table:style-name="ce56" office:value-type="float" office:value="0.296910290703551" calcext:value-type="float">
            <text:p>0.296910290703551</text:p>
          </table:table-cell>
          <table:table-cell table:style-name="ce63" office:value-type="float" office:value="0.261220421572313" calcext:value-type="float">
            <text:p>0.261220421572313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query</text:p>
          </table:table-cell>
          <table:table-cell table:style-name="ce42" office:value-type="string" calcext:value-type="string">
            <text:p>enumerate10</text:p>
          </table:table-cell>
          <table:table-cell table:style-name="ce48" office:value-type="float" office:value="0.00000287342118417336" calcext:value-type="float">
            <text:p>2.87342118417336E-06</text:p>
          </table:table-cell>
          <table:table-cell table:style-name="ce55" office:value-type="float" office:value="0.000000429416382151115" calcext:value-type="float">
            <text:p>4.29416382151115E-07</text:p>
          </table:table-cell>
          <table:table-cell table:style-name="ce60" office:value-type="float" office:value="0.00000264860289599856" calcext:value-type="float">
            <text:p>2.64860289599856E-06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isEmpty</text:p>
          </table:table-cell>
          <table:table-cell table:style-name="ce49" office:value-type="float" office:value="0.00000064422422303" calcext:value-type="float">
            <text:p>6.4422422303E-07</text:p>
          </table:table-cell>
          <table:table-cell table:style-name="ピボットテーブルの値" office:value-type="float" office:value="0.00000000641786111969391" calcext:value-type="float">
            <text:p>6.41786111969391E-09</text:p>
          </table:table-cell>
          <table:table-cell table:style-name="ce61" office:value-type="float" office:value="0.00000000851348258933072" calcext:value-type="float">
            <text:p>8.51348258933072E-09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43" office:value-type="string" calcext:value-type="string">
            <text:p>match</text:p>
          </table:table-cell>
          <table:table-cell table:style-name="ce49" office:value-type="float" office:value="0.000187338111288245" calcext:value-type="float">
            <text:p>0.000187338111288</text:p>
          </table:table-cell>
          <table:table-cell table:style-name="ピボットテーブルの値" office:value-type="float" office:value="0.000354334942514604" calcext:value-type="float">
            <text:p>0.000354334942515</text:p>
          </table:table-cell>
          <table:table-cell table:style-name="ce61" office:value-type="float" office:value="0.000155061591325746" calcext:value-type="float">
            <text:p>0.000155061591326</text:p>
          </table:table-cell>
          <table:table-cell table:number-columns-repeated="5"/>
        </table:table-row>
        <table:table-row table:style-name="ro1">
          <table:table-cell table:style-name="ce26"/>
          <table:table-cell table:style-name="ce45" office:value-type="string" calcext:value-type="string">
            <text:p>stringCount</text:p>
          </table:table-cell>
          <table:table-cell table:style-name="ce51" office:value-type="float" office:value="0.0120333622408105" calcext:value-type="float">
            <text:p>0.012033362240811</text:p>
          </table:table-cell>
          <table:table-cell table:style-name="ce57" office:value-type="float" office:value="0.00000000828666260036973" calcext:value-type="float">
            <text:p>8.28666260036973E-09</text:p>
          </table:table-cell>
          <table:table-cell table:style-name="ce64" office:value-type="float" office:value="0.0104426254004328" calcext:value-type="float">
            <text:p>0.010442625400433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Method</text:p>
          </table:table-cell>
          <table:table-cell table:style-name="ce23" office:value-type="string" calcext:value-type="string">
            <text:p>ADFA</text:p>
          </table:table-cell>
          <table:table-cell table:style-name="ce23" office:value-type="string" calcext:value-type="string">
            <text:p>Set</text:p>
          </table:table-cell>
          <table:table-cell table:style-name="ce23" office:value-type="string" calcext:value-type="string">
            <text:p>Trie</text:p>
          </table:table-cell>
          <table:table-cell office:value-type="string" calcext:value-type="string">
            <text:p>Baseline=</text:p>
          </table:table-cell>
          <table:table-cell table:style-name="ce76" office:value-type="string" calcext:value-type="string">
            <text:p>Set</text:p>
          </table:table-cell>
          <table:table-cell table:style-name="ce77" table:number-columns-repeated="3"/>
        </table:table-row>
        <table:table-row table:style-name="ro1">
          <table:table-cell table:formula="of:=T([.A3])" office:value-type="string" office:string-value="combine" calcext:value-type="string">
            <text:p>combine</text:p>
          </table:table-cell>
          <table:table-cell table:formula="of:=T([.B3])" office:value-type="string" office:string-value="append" calcext:value-type="string">
            <text:p>append</text:p>
          </table:table-cell>
          <table:table-cell table:formula="of:=[.C3]/[.$G18]" office:value-type="float" office:value="0.0747096209557854" calcext:value-type="float">
            <text:p>0.074709620955786</text:p>
          </table:table-cell>
          <table:table-cell table:formula="of:=[.D3]/[.$G18]" office:value-type="float" office:value="1" calcext:value-type="float">
            <text:p>1</text:p>
          </table:table-cell>
          <table:table-cell table:formula="of:=[.E3]/[.$G18]" office:value-type="float" office:value="0.212166592574998" calcext:value-type="float">
            <text:p>0.212166592574998</text:p>
          </table:table-cell>
          <table:table-cell/>
          <table:table-cell table:style-name="ce76" table:formula="of:=HLOOKUP([.$G$17];[.$C$2:.$E$14]; [.H18]; FALSE())" office:value-type="float" office:value="0.340352663546773" calcext:value-type="float">
            <text:p>0.3403526635467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([.A4])">
            <text:p/>
          </table:table-cell>
          <table:table-cell table:formula="of:=T([.B4])" office:value-type="string" office:string-value="difference" calcext:value-type="string">
            <text:p>difference</text:p>
          </table:table-cell>
          <table:table-cell table:formula="of:=[.C4]/[.$G19]" office:value-type="float" office:value="4.83024470268294" calcext:value-type="float">
            <text:p>4.83024470268294</text:p>
          </table:table-cell>
          <table:table-cell table:formula="of:=[.D4]/[.$G19]" office:value-type="float" office:value="1" calcext:value-type="float">
            <text:p>1</text:p>
          </table:table-cell>
          <table:table-cell table:formula="of:=[.E4]/[.$G19]" office:value-type="float" office:value="0.762723376072207" calcext:value-type="float">
            <text:p>0.762723376072207</text:p>
          </table:table-cell>
          <table:table-cell/>
          <table:table-cell table:style-name="ce76" table:formula="of:=HLOOKUP([.$G$17];[.$C$2:.$E$14]; [.H19]; FALSE())" office:value-type="float" office:value="0.0219801220002039" calcext:value-type="float">
            <text:p>0.021980122000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T([.A5])">
            <text:p/>
          </table:table-cell>
          <table:table-cell table:formula="of:=T([.B5])" office:value-type="string" office:string-value="intersection" calcext:value-type="string">
            <text:p>intersection</text:p>
          </table:table-cell>
          <table:table-cell table:formula="of:=[.C5]/[.$G20]" office:value-type="float" office:value="3.55496327669545" calcext:value-type="float">
            <text:p>3.55496327669545</text:p>
          </table:table-cell>
          <table:table-cell table:formula="of:=[.D5]/[.$G20]" office:value-type="float" office:value="1" calcext:value-type="float">
            <text:p>1</text:p>
          </table:table-cell>
          <table:table-cell table:formula="of:=[.E5]/[.$G20]" office:value-type="float" office:value="1.93024390963844" calcext:value-type="float">
            <text:p>1.93024390963844</text:p>
          </table:table-cell>
          <table:table-cell/>
          <table:table-cell table:style-name="ce76" table:formula="of:=HLOOKUP([.$G$17];[.$C$2:.$E$14]; [.H20]; FALSE())" office:value-type="float" office:value="0.0269184617111817" calcext:value-type="float">
            <text:p>0.0269184617111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T([.A6])">
            <text:p/>
          </table:table-cell>
          <table:table-cell table:formula="of:=T([.B6])" office:value-type="string" office:string-value="prefixes" calcext:value-type="string">
            <text:p>prefixes</text:p>
          </table:table-cell>
          <table:table-cell table:formula="of:=[.C6]/[.$G21]" office:value-type="float" office:value="0.0546907057160742" calcext:value-type="float">
            <text:p>0.054690705716074</text:p>
          </table:table-cell>
          <table:table-cell table:formula="of:=[.D6]/[.$G21]" office:value-type="float" office:value="1" calcext:value-type="float">
            <text:p>1</text:p>
          </table:table-cell>
          <table:table-cell table:formula="of:=[.E6]/[.$G21]" office:value-type="float" office:value="0.0444083750537428" calcext:value-type="float">
            <text:p>0.044408375053743</text:p>
          </table:table-cell>
          <table:table-cell/>
          <table:table-cell table:style-name="ce76" table:formula="of:=HLOOKUP([.$G$17];[.$C$2:.$E$14]; [.H21]; FALSE())" office:value-type="float" office:value="0.621949249325946" calcext:value-type="float">
            <text:p>0.6219492493259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T([.A7])">
            <text:p/>
          </table:table-cell>
          <table:table-cell table:formula="of:=T([.B7])" office:value-type="string" office:string-value="suffixes" calcext:value-type="string">
            <text:p>suffixes</text:p>
          </table:table-cell>
          <table:table-cell table:formula="of:=[.C7]/[.$G22]" office:value-type="float" office:value="0.582048453271978" calcext:value-type="float">
            <text:p>0.582048453271978</text:p>
          </table:table-cell>
          <table:table-cell table:formula="of:=[.D7]/[.$G22]" office:value-type="float" office:value="1" calcext:value-type="float">
            <text:p>1</text:p>
          </table:table-cell>
          <table:table-cell table:formula="of:=[.E7]/[.$G22]" office:value-type="float" office:value="0.681585724421784" calcext:value-type="float">
            <text:p>0.681585724421784</text:p>
          </table:table-cell>
          <table:table-cell/>
          <table:table-cell table:style-name="ce76" table:formula="of:=HLOOKUP([.$G$17];[.$C$2:.$E$14]; [.H22]; FALSE())" office:value-type="float" office:value="1.06891356007649" calcext:value-type="float">
            <text:p>1.0689135600764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T([.A8])">
            <text:p/>
          </table:table-cell>
          <table:table-cell table:formula="of:=T([.B8])" office:value-type="string" office:string-value="union" calcext:value-type="string">
            <text:p>union</text:p>
          </table:table-cell>
          <table:table-cell table:formula="of:=[.C8]/[.$G23]" office:value-type="float" office:value="3.88573827952409" calcext:value-type="float">
            <text:p>3.88573827952409</text:p>
          </table:table-cell>
          <table:table-cell table:formula="of:=[.D8]/[.$G23]" office:value-type="float" office:value="1" calcext:value-type="float">
            <text:p>1</text:p>
          </table:table-cell>
          <table:table-cell table:formula="of:=[.E8]/[.$G23]" office:value-type="float" office:value="1.16249364449543" calcext:value-type="float">
            <text:p>1.16249364449543</text:p>
          </table:table-cell>
          <table:table-cell/>
          <table:table-cell table:style-name="ce76" table:formula="of:=HLOOKUP([.$G$17];[.$C$2:.$E$14]; [.H23]; FALSE())" office:value-type="float" office:value="0.0301256107136826" calcext:value-type="float">
            <text:p>0.0301256107136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T([.A9])" office:value-type="string" office:string-value="construction" calcext:value-type="string">
            <text:p>construction</text:p>
          </table:table-cell>
          <table:table-cell table:formula="of:=T([.B9])" office:value-type="string" office:string-value="fromAscList" calcext:value-type="string">
            <text:p>fromAscList</text:p>
          </table:table-cell>
          <table:table-cell table:formula="of:=[.C9]/[.$G24]" office:value-type="float" office:value="8.68216327743109" calcext:value-type="float">
            <text:p>8.68216327743109</text:p>
          </table:table-cell>
          <table:table-cell table:formula="of:=[.D9]/[.$G24]" office:value-type="float" office:value="1" calcext:value-type="float">
            <text:p>1</text:p>
          </table:table-cell>
          <table:table-cell table:formula="of:=[.E9]/[.$G24]" office:value-type="float" office:value="3.19081223115255" calcext:value-type="float">
            <text:p>3.19081223115255</text:p>
          </table:table-cell>
          <table:table-cell/>
          <table:table-cell table:style-name="ce76" table:formula="of:=HLOOKUP([.$G$17];[.$C$2:.$E$14]; [.H24]; FALSE())" office:value-type="float" office:value="0.0222442786759511" calcext:value-type="float">
            <text:p>0.0222442786759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T([.A10])">
            <text:p/>
          </table:table-cell>
          <table:table-cell table:formula="of:=T([.B10])" office:value-type="string" office:string-value="fromList" calcext:value-type="string">
            <text:p>fromList</text:p>
          </table:table-cell>
          <table:table-cell table:formula="of:=[.C10]/[.$G25]" office:value-type="float" office:value="0.897211534083812" calcext:value-type="float">
            <text:p>0.897211534083812</text:p>
          </table:table-cell>
          <table:table-cell table:formula="of:=[.D10]/[.$G25]" office:value-type="float" office:value="1" calcext:value-type="float">
            <text:p>1</text:p>
          </table:table-cell>
          <table:table-cell table:formula="of:=[.E10]/[.$G25]" office:value-type="float" office:value="0.879795782602657" calcext:value-type="float">
            <text:p>0.879795782602657</text:p>
          </table:table-cell>
          <table:table-cell/>
          <table:table-cell table:style-name="ce76" table:formula="of:=HLOOKUP([.$G$17];[.$C$2:.$E$14]; [.H25]; FALSE())" office:value-type="float" office:value="0.296910290703551" calcext:value-type="float">
            <text:p>0.2969102907035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T([.A11])" office:value-type="string" office:string-value="query" calcext:value-type="string">
            <text:p>query</text:p>
          </table:table-cell>
          <table:table-cell table:formula="of:=T([.B11])" office:value-type="string" office:string-value="enumerate10" calcext:value-type="string">
            <text:p>enumerate10</text:p>
          </table:table-cell>
          <table:table-cell table:formula="of:=[.C11]/[.$G26]" office:value-type="float" office:value="6.69145683212937" calcext:value-type="float">
            <text:p>6.69145683212937</text:p>
          </table:table-cell>
          <table:table-cell table:formula="of:=[.D11]/[.$G26]" office:value-type="float" office:value="1" calcext:value-type="float">
            <text:p>1</text:p>
          </table:table-cell>
          <table:table-cell table:formula="of:=[.E11]/[.$G26]" office:value-type="float" office:value="6.16791302355692" calcext:value-type="float">
            <text:p>6.16791302355692</text:p>
          </table:table-cell>
          <table:table-cell/>
          <table:table-cell table:style-name="ce76" table:formula="of:=HLOOKUP([.$G$17];[.$C$2:.$E$14]; [.H26]; FALSE())" office:value-type="float" office:value="0.000000429416382151115" calcext:value-type="float">
            <text:p>4.29416382151115E-0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T([.A12])">
            <text:p/>
          </table:table-cell>
          <table:table-cell table:formula="of:=T([.B12])" office:value-type="string" office:string-value="isEmpty" calcext:value-type="string">
            <text:p>isEmpty</text:p>
          </table:table-cell>
          <table:table-cell table:formula="of:=[.C12]/[.$G27]" office:value-type="float" office:value="100.379894643268" calcext:value-type="float">
            <text:p>100.379894643268</text:p>
          </table:table-cell>
          <table:table-cell table:formula="of:=[.D12]/[.$G27]" office:value-type="float" office:value="1" calcext:value-type="float">
            <text:p>1</text:p>
          </table:table-cell>
          <table:table-cell table:formula="of:=[.E12]/[.$G27]" office:value-type="float" office:value="1.32652957590593" calcext:value-type="float">
            <text:p>1.32652957590593</text:p>
          </table:table-cell>
          <table:table-cell/>
          <table:table-cell table:style-name="ce76" table:formula="of:=HLOOKUP([.$G$17];[.$C$2:.$E$14]; [.H27]; FALSE())" office:value-type="float" office:value="0.00000000641786111969391" calcext:value-type="float">
            <text:p>6.41786111969391E-0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T([.A13])">
            <text:p/>
          </table:table-cell>
          <table:table-cell table:formula="of:=T([.B13])" office:value-type="string" office:string-value="match" calcext:value-type="string">
            <text:p>match</text:p>
          </table:table-cell>
          <table:table-cell table:formula="of:=[.C13]/[.$G28]" office:value-type="float" office:value="0.528703463335468" calcext:value-type="float">
            <text:p>0.528703463335468</text:p>
          </table:table-cell>
          <table:table-cell table:formula="of:=[.D13]/[.$G28]" office:value-type="float" office:value="1" calcext:value-type="float">
            <text:p>1</text:p>
          </table:table-cell>
          <table:table-cell table:formula="of:=[.E13]/[.$G28]" office:value-type="float" office:value="0.437613039869345" calcext:value-type="float">
            <text:p>0.437613039869345</text:p>
          </table:table-cell>
          <table:table-cell/>
          <table:table-cell table:style-name="ce76" table:formula="of:=HLOOKUP([.$G$17];[.$C$2:.$E$14]; [.H28]; FALSE())" office:value-type="float" office:value="0.000354334942514604" calcext:value-type="float">
            <text:p>0.0003543349425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T([.A14])">
            <text:p/>
          </table:table-cell>
          <table:table-cell table:formula="of:=T([.B14])" office:value-type="string" office:string-value="stringCount" calcext:value-type="string">
            <text:p>stringCount</text:p>
          </table:table-cell>
          <table:table-cell table:formula="of:=[.C14]/[.$G29]" office:value-type="float" office:value="1452136.13985848" calcext:value-type="float">
            <text:p>1452136.13985848</text:p>
          </table:table-cell>
          <table:table-cell table:formula="of:=[.D14]/[.$G29]" office:value-type="float" office:value="1" calcext:value-type="float">
            <text:p>1</text:p>
          </table:table-cell>
          <table:table-cell table:formula="of:=[.E14]/[.$G29]" office:value-type="float" office:value="1260172.62968651" calcext:value-type="float">
            <text:p>1260172.62968651</text:p>
          </table:table-cell>
          <table:table-cell/>
          <table:table-cell table:style-name="ce76" table:formula="of:=HLOOKUP([.$G$17];[.$C$2:.$E$14]; [.H29]; FALSE())" office:value-type="float" office:value="0.00000000828666260036973" calcext:value-type="float">
            <text:p>8.28666260036973E-0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>
        <table:named-range table:name="Alpha" table:base-cell-address="$ピボットテーブル_bench_2.$H$1" table:cell-range-address="$ピボットテーブル_bench_2.$H$1"/>
      </table:named-expressions>
      <table:data-pilot-tables>
        <table:data-pilot-table table:name="DataPilot2" table:application-data="" table:target-range-address="ピボットテーブル_bench_2.A1:ピボットテーブル_bench_2.E14" table:buttons="ピボットテーブル_bench_2.A2 ピボットテーブル_bench_2.B2 ピボットテーブル_bench_2.C1" table:grand-total="none" table:show-filter-button="false" table:drill-down-on-double-click="false">
          <table:source-cell-range table:cell-range-address="bench.A1:bench.I40"/>
          <table:data-pilot-field table:source-field-name="Name" table:orientation="column" table:used-hierarchy="0" table:function="auto">
            <table:data-pilot-level table:show-empty="false" calcext:repeat-item-labels="false">
              <table:data-pilot-members>
                <table:data-pilot-member table:name="ADFA" table:display="true" table:show-details="true"/>
                <table:data-pilot-member table:name="Set" table:display="true" table:show-details="true"/>
                <table:data-pilot-member table:name="T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mbine" table:display="true" table:show-details="true"/>
                <table:data-pilot-member table:name="construction" table:display="true" table:show-details="true"/>
                <table:data-pilot-member table:name="optimize" table:display="false" table:show-details="true"/>
                <table:data-pilot-member table:name="que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row" table:used-hierarchy="0" table:function="auto">
            <table:data-pilot-level table:show-empty="false" calcext:repeat-item-labels="false">
              <table:data-pilot-members>
                <table:data-pilot-member table:name="append" table:display="true" table:show-details="true"/>
                <table:data-pilot-member table:name="difference" table:display="true" table:show-details="true"/>
                <table:data-pilot-member table:name="enumerate10" table:display="true" table:show-details="true"/>
                <table:data-pilot-member table:name="fromAscList" table:display="true" table:show-details="true"/>
                <table:data-pilot-member table:name="fromList" table:display="true" table:show-details="true"/>
                <table:data-pilot-member table:name="intersection" table:display="true" table:show-details="true"/>
                <table:data-pilot-member table:name="isEmpty" table:display="true" table:show-details="true"/>
                <table:data-pilot-member table:name="match" table:display="true" table:show-details="true"/>
                <table:data-pilot-member table:name="minify" table:display="true" table:show-details="true"/>
                <table:data-pilot-member table:name="prefixes" table:display="true" table:show-details="true"/>
                <table:data-pilot-member table:name="prune" table:display="true" table:show-details="true"/>
                <table:data-pilot-member table:name="stringCount" table:display="true" table:show-details="true"/>
                <table:data-pilot-member table:name="suffixes" table:display="true" table:show-details="true"/>
                <table:data-pilot-member table:name="topSort" table:display="true" table:show-details="true"/>
                <table:data-pilot-member table:name="un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00/00/00</text:date>, <text:time style:data-style-name="N2" text:time-value="18:32:38.05307893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36:20.624883763</dc:date>
    <meta:editing-duration>PT1H39M58S</meta:editing-duration>
    <meta:editing-cycles>9</meta:editing-cycles>
    <meta:generator>LibreOffice/5.4.5.1$Linux_X86_64 LibreOffice_project/40m0$Build-1</meta:generator>
    <meta:document-statistic meta:table-count="2" meta:cell-count="50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13pt" style:font-size-asian="13pt" style:font-size-complex="10pt"/>
    </style:style>
    <style:style style:name="ch5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1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52cm" svg:height="10.679cm" xlink:href=".." xlink:type="simple" chart:class="chart:bar" chart:style-name="ch1">
        <chart:legend chart:legend-position="end" svg:x="17.071cm" svg:y="4.542cm" style:legend-expansion="high" chart:style-name="ch2"/>
        <chart:plot-area chart:style-name="ch3" table:cell-range-address="ピボットテーブル_bench_2.B17:ピボットテーブル_bench_2.E29" chart:data-source-has-labels="both" svg:x="1.53cm" svg:y="0.213cm" svg:width="15.166cm" svg:height="10.253cm">
          <chartooo:coordinate-region svg:x="2.628cm" svg:y="0.213cm" svg:width="14.068cm" svg:height="7.184cm"/>
          <chart:axis chart:dimension="x" chart:name="primary-x" chart:style-name="ch4" chartooo:axis-type="auto">
            <chartooo:date-scale/>
            <chart:categories table:cell-range-address="ピボットテーブル_bench_2.B18:ピボットテーブル_bench_2.B29"/>
          </chart:axis>
          <chart:axis chart:dimension="y" chart:name="primary-y" chart:style-name="ch5">
            <chart:title svg:x="0.451cm" svg:y="7.439cm" chart:style-name="ch6">
              <text:p>Time (Ratio to ADFA)</text:p>
            </chart:title>
            <chart:grid chart:style-name="ch7" chart:class="major"/>
          </chart:axis>
          <chart:series chart:style-name="ch8" chart:values-cell-range-address="ピボットテーブル_bench_2.C18:ピボットテーブル_bench_2.C29" chart:label-cell-address="ピボットテーブル_bench_2.C17:ピボットテーブル_bench_2.C17" chart:class="chart:bar">
            <chart:data-point chart:repeated="12"/>
          </chart:series>
          <chart:series chart:style-name="ch9" chart:values-cell-range-address="ピボットテーブル_bench_2.D18:ピボットテーブル_bench_2.D29" chart:label-cell-address="ピボットテーブル_bench_2.D17:ピボットテーブル_bench_2.D17" chart:class="chart:bar">
            <chart:data-point chart:repeated="12"/>
          </chart:series>
          <chart:series chart:style-name="ch10" chart:values-cell-range-address="ピボットテーブル_bench_2.E18:ピボットテーブル_bench_2.E29" chart:label-cell-address="ピボットテーブル_bench_2.E17:ピボットテーブル_bench_2.E17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FA</text:p>
                <draw:g>
                  <svg:desc>ピボットテーブル_bench_2.C17:ピボットテーブル_bench_2.C17</svg:desc>
                </draw:g>
              </table:table-cell>
              <table:table-cell office:value-type="string">
                <text:p>Set</text:p>
                <draw:g>
                  <svg:desc>ピボットテーブル_bench_2.D17:ピボットテーブル_bench_2.D17</svg:desc>
                </draw:g>
              </table:table-cell>
              <table:table-cell office:value-type="string">
                <text:p>Trie</text:p>
                <draw:g>
                  <svg:desc>ピボットテーブル_bench_2.E17:ピボットテーブル_bench_2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end</text:p>
                <draw:g>
                  <svg:desc>ピボットテーブル_bench_2.B18:ピボットテーブル_bench_2.B29</svg:desc>
                </draw:g>
              </table:table-cell>
              <table:table-cell office:value-type="float" office:value="0.0747096209557854">
                <text:p>0.0747096209557854</text:p>
                <draw:g>
                  <svg:desc>ピボットテーブル_bench_2.C18:ピボットテーブル_bench_2.C29</svg:desc>
                </draw:g>
              </table:table-cell>
              <table:table-cell office:value-type="float" office:value="1">
                <text:p>1</text:p>
                <draw:g>
                  <svg:desc>ピボットテーブル_bench_2.D18:ピボットテーブル_bench_2.D29</svg:desc>
                </draw:g>
              </table:table-cell>
              <table:table-cell office:value-type="float" office:value="0.212166592574998">
                <text:p>0.212166592574998</text:p>
                <draw:g>
                  <svg:desc>ピボットテーブル_bench_2.E18:ピボットテーブル_bench_2.E29</svg:desc>
                </draw:g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4.83024470268294">
                <text:p>4.83024470268294</text:p>
              </table:table-cell>
              <table:table-cell office:value-type="float" office:value="1">
                <text:p>1</text:p>
              </table:table-cell>
              <table:table-cell office:value-type="float" office:value="0.762723376072207">
                <text:p>0.762723376072207</text:p>
              </table:table-cell>
            </table:table-row>
            <table:table-row>
              <table:table-cell office:value-type="string">
                <text:p>intersection</text:p>
              </table:table-cell>
              <table:table-cell office:value-type="float" office:value="3.55496327669545">
                <text:p>3.55496327669545</text:p>
              </table:table-cell>
              <table:table-cell office:value-type="float" office:value="1">
                <text:p>1</text:p>
              </table:table-cell>
              <table:table-cell office:value-type="float" office:value="1.93024390963844">
                <text:p>1.93024390963844</text:p>
              </table:table-cell>
            </table:table-row>
            <table:table-row>
              <table:table-cell office:value-type="string">
                <text:p>prefixes</text:p>
              </table:table-cell>
              <table:table-cell office:value-type="float" office:value="0.0546907057160742">
                <text:p>0.0546907057160742</text:p>
              </table:table-cell>
              <table:table-cell office:value-type="float" office:value="1">
                <text:p>1</text:p>
              </table:table-cell>
              <table:table-cell office:value-type="float" office:value="0.0444083750537428">
                <text:p>0.0444083750537428</text:p>
              </table:table-cell>
            </table:table-row>
            <table:table-row>
              <table:table-cell office:value-type="string">
                <text:p>suffixes</text:p>
              </table:table-cell>
              <table:table-cell office:value-type="float" office:value="0.582048453271978">
                <text:p>0.582048453271978</text:p>
              </table:table-cell>
              <table:table-cell office:value-type="float" office:value="1">
                <text:p>1</text:p>
              </table:table-cell>
              <table:table-cell office:value-type="float" office:value="0.681585724421784">
                <text:p>0.681585724421784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3.88573827952409">
                <text:p>3.88573827952409</text:p>
              </table:table-cell>
              <table:table-cell office:value-type="float" office:value="1">
                <text:p>1</text:p>
              </table:table-cell>
              <table:table-cell office:value-type="float" office:value="1.16249364449543">
                <text:p>1.16249364449543</text:p>
              </table:table-cell>
            </table:table-row>
            <table:table-row>
              <table:table-cell office:value-type="string">
                <text:p>fromAscList</text:p>
              </table:table-cell>
              <table:table-cell office:value-type="float" office:value="8.68216327743109">
                <text:p>8.68216327743109</text:p>
              </table:table-cell>
              <table:table-cell office:value-type="float" office:value="1">
                <text:p>1</text:p>
              </table:table-cell>
              <table:table-cell office:value-type="float" office:value="3.19081223115255">
                <text:p>3.19081223115255</text:p>
              </table:table-cell>
            </table:table-row>
            <table:table-row>
              <table:table-cell office:value-type="string">
                <text:p>fromList</text:p>
              </table:table-cell>
              <table:table-cell office:value-type="float" office:value="0.897211534083812">
                <text:p>0.897211534083812</text:p>
              </table:table-cell>
              <table:table-cell office:value-type="float" office:value="1">
                <text:p>1</text:p>
              </table:table-cell>
              <table:table-cell office:value-type="float" office:value="0.879795782602657">
                <text:p>0.879795782602657</text:p>
              </table:table-cell>
            </table:table-row>
            <table:table-row>
              <table:table-cell office:value-type="string">
                <text:p>enumerate10</text:p>
              </table:table-cell>
              <table:table-cell office:value-type="float" office:value="6.69145683212937">
                <text:p>6.69145683212937</text:p>
              </table:table-cell>
              <table:table-cell office:value-type="float" office:value="1">
                <text:p>1</text:p>
              </table:table-cell>
              <table:table-cell office:value-type="float" office:value="6.16791302355692">
                <text:p>6.16791302355692</text:p>
              </table:table-cell>
            </table:table-row>
            <table:table-row>
              <table:table-cell office:value-type="string">
                <text:p>isEmpty</text:p>
              </table:table-cell>
              <table:table-cell office:value-type="float" office:value="100.379894643268">
                <text:p>100.379894643268</text:p>
              </table:table-cell>
              <table:table-cell office:value-type="float" office:value="1">
                <text:p>1</text:p>
              </table:table-cell>
              <table:table-cell office:value-type="float" office:value="1.32652957590593">
                <text:p>1.32652957590593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0.528703463335468">
                <text:p>0.528703463335468</text:p>
              </table:table-cell>
              <table:table-cell office:value-type="float" office:value="1">
                <text:p>1</text:p>
              </table:table-cell>
              <table:table-cell office:value-type="float" office:value="0.437613039869345">
                <text:p>0.437613039869345</text:p>
              </table:table-cell>
            </table:table-row>
            <table:table-row>
              <table:table-cell office:value-type="string">
                <text:p>stringCount</text:p>
              </table:table-cell>
              <table:table-cell office:value-type="float" office:value="1452136.13985848">
                <text:p>1452136.13985848</text:p>
              </table:table-cell>
              <table:table-cell office:value-type="float" office:value="1">
                <text:p>1</text:p>
              </table:table-cell>
              <table:table-cell office:value-type="float" office:value="1260172.62968651">
                <text:p>1260172.62968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